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WWNum1">
      <style:paragraph-properties fo:margin-left="0.635cm" fo:margin-right="0cm" fo:margin-top="0cm" fo:margin-bottom="0cm" style:contextual-spacing="false" fo:text-indent="-0.635cm" style:auto-text-indent="false"/>
    </style:style>
    <style:style style:name="T1" style:family="text">
      <style:text-properties fo:font-size="15pt" style:font-size-asian="15pt"/>
    </style:style>
    <style:style style:name="T2" style:family="text">
      <style:text-properties style:text-line-through-style="none" style:text-line-through-type="none" fo:font-size="15pt" style:text-underline-style="none" style:font-size-asian="15pt"/>
    </style:style>
    <style:style style:name="T3" style:family="text">
      <style:text-properties style:text-line-through-style="none" style:text-line-through-type="none" fo:font-size="10.5pt" style:text-underline-style="none" style:font-size-asian="10.5pt"/>
    </style:style>
    <style:style style:name="T4" style:family="text">
      <style:text-properties fo:font-size="10.5pt" style:font-size-asian="10.5pt"/>
    </style:style>
    <style:style style:name="T5" style:family="text">
      <style:text-properties fo:font-size="10.5pt" officeooo:rsid="0018ddf2"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
      <text:p text:style-name="Default" loext:marker-style-name="T2"><text:s/><text:span text:style-name="T1">Introducción: </text:span><text:span text:style-name="T2"/></text:p>
      <text:p text:style-name="Standard"><text:span text:style-name="T3">En el pre-enunciado se describió la base de datos Chinook suministrada para la tarea previa y sobre la que se solicitó al alumno construya los elementos CRUD elementales para cierto conjunto de tablas que hoy aprovecharemos para resolver los requerimientos que se solicitan en la consiga. </text:span></text:p>
      <text:p text:style-name="Default"><text:span text:style-name="T3"/></text:p>
      <text:p text:style-name="Default" loext:marker-style-name="T2"><text:s/><text:span text:style-name="T1">Consigna: </text:span><text:span text:style-name="T2"/></text:p>
      <text:p text:style-name="Standard"><text:span text:style-name="T3">El alumno deberá construir </text:span><text:span text:style-name="T4">endpoints específicos </text:span></text:p>
      <text:p text:style-name="Standard"><text:s/><text:span text:style-name="T4">de los servicios asociados a estos endpoints, de acuerdo con los siguientes requerimientos, de los endpoints siguientes se espera que el alumno construya la capa de servicio y la capa de controlador aprovechando la capa de datos construida previamente, aunque no se impide que el alumno agregue elementos a la capa de datos si así lo considera necesario. </text:span></text:p>
      <text:p text:style-name="Standard"><text:span text:style-name="T4">Obtener todos los Tracks (Pistas o Canciones) dados un cliente (CustomerId) y un género (genreid) (URL sugerida: GET:/api/tracks?customerid=&lt;id de cliente&gt;&amp;genreid=&lt;di de género&gt;). Para ello deberá buscar todos los tracks que estén relacionados a través de un invoice_item con un invoice del cliente enviado como parámetro y filtrarlos por el genreid existente en la entidad track. El resultado debe informar: TrackId, Name, Composer y Segundos de cada uno de los tracks retornados (se sugiere crear un dto con esta estructura). Se espera que la respuesta tenga código 200 si responde correctamente, 204 si el id de cliente existe, pero no</text:span></text:p>
      <text:p text:style-name="Standard"><text:span text:style-name="T4">posee ningún track y 404 en el caso que no exista el id de cliente.</text:span></text:p>
      <text:p text:style-name="Standard"><text:span text:style-name="T4"/></text:p>
      <text:p text:style-name="Standard"><text:span text:style-name="T4">Crear un nuevo playlist en base a: nombre de la playlist, id de cliente, id de género (genreid), composer_filter y una duración máxima a cubrir. Que agregue tracks comprados por el cliente, del género especificado y que su compositor (composer) matchee al menos en parte con el valor recibido en composer_filter (composer “like” composer_filter) a la nueva play_list. Los tracks deben ser agregados a la nueva lista en orden aleatorio, mientras la duración total de la lista (suma de duraciones de cada track agregado) sea menor o igual a la duración máxima recibida como parámetro o que se hayan agregado todos los tracks disponibles a la playlist. (URL sugerida: POST o PUT /api/playlist, con un que body contenga los datos mencionados). El resultado debe responder con la estructura de la playlist, es decir, el nombre, la duración total, y la lista de tracks incluidos ordenados de mayor a menor según UnitPrice. Además, debe retornar el código 200 o 201 si la operación fue correcta, 204 en caso de que no existan tracks para el id de cliente y de género especificado, que cumplan con el filtro de composer y 404 en caso de que no exista el id de cliente, en los casos de error no se debe crear la playlist.</text:span></text:p>
      <text:p text:style-name="Standard"><text:span text:style-name="T4"/></text:p>
      <text:p text:style-name="Standard"><text:span text:style-name="T4"/></text:p>
      <text:p text:style-name="Standard"><text:span text:style-name="T4">Obtener todos los Tracks (Pistas o Canciones) dados un Artista y Un Id de género específicos (URL sugerida: GET:/api/tracks?artistid=&lt;id de artista&gt;&amp;genreid=&lt;id de género&gt;). Para ello deberá buscar todos los tracks de todos los álbumes del artista indicado para componer una colección. El resultado debe informar: TrackId, tracks.Name, álbum.Title, artist.Name, miliseconds de cada uno de los tracks retornados (se sugiere crear un dto con esta estructura). Se espera que la respuesta tenga código 200 si responde correctamente, 204 si el id de artista existe, pero no hay ningún track que coincida con el filtro de artista/álbum e id de género y 404 en el caso que no exista el id de artista.</text:span></text:p>
      <text:p text:style-name="Standard"><text:span text:style-name="T4"/></text:p>
      <text:p text:style-name="Standard"><text:span text:style-name="T4"/></text:p>
      <text:p text:style-name="Default"><text:span text:style-name="T4">Crear un nuevo playlist en base a: nombre de la playlist, id de artista, id de género y una cantidad de tiempo en minutos que agregue tracks del artista y genero a la nueva lista en orden aleatorio hasta alcanzar el tiempo solicitado o se acaben los tracks disponibles, (URL sugerida: POST o PUT /api/playlist, con un que body contenga los datos mencionados). El resultado debe responder con la estructura de la playlist, es decir, el nombre, la duración total, y la lista de tracks incluidos ordenados de mayor a menor según UnitPrice. Además debe retornar el código 200 o 201 si la operación fue correcta, 204 en caso que no existan tracks para el id de artista especificado, que cumplan con el filtro de id de género y 404 en caso que no exista el id de artista, en los casos de error no se debe crear la playlist.</text:span></text:p>
      <text:p text:style-name="Default"><text:span text:style-name="T4"/></text:p>
      <text:p text:style-name="Default"><text:span text:style-name="T4"/></text:p>
      <text:p text:style-name="Default"><text:span text:style-name="T4">Obtener todos los Tracks (Pistas o Canciones) dados un cliente (CustomerId) (URL sugerida: GET:/api/tracks?customerid=&lt;id de cliente&gt;). Para ello deberá buscar todos los tracks que estén relacionados a través de un invoice_item con un invoice del cliente enviado como parámetro. El resultado debe informar: TrackId, Name, </text:span><text:soft-page-break/><text:span text:style-name="T4">Composer y Segundos de cada uno de los tracks retornados (se sugiere crear un dto con esta estructura). Se espera que la respuesta tenga código 200 si responde correctamente, 204 si el id de cliente existe, pero no</text:span></text:p>
      <text:p text:style-name="Default"><text:span text:style-name="T4">posee ningún track y 404 en el caso que no exista el id de cliente.</text:span></text:p>
      <text:p text:style-name="Default"><text:span text:style-name="T4"/></text:p>
      <text:p text:style-name="Default"><text:s/></text:p>
      <text:list text:style-name="WWNum1">
        <text:list-header>
          <text:p text:style-name="P1" loext:marker-style-name="T4"><text:span text:style-name="T4"/></text:p>
        </text:list-header>
      </text:list>
      <text:p text:style-name="Standard"><text:span text:style-name="T4">Crear un nuevo playlist en base a: nombre de la playlist, id de cliente, composer_filter y una duración máxima a cubrir. Que agregue tracks comprados por el cliente y que su compositor (composer) matchee al menos en parte con el valor recibido en composer_filter (composer “like” composer_filter) a la nueva play_list. Los tracks deben ser agregados a la nueva lista en orden aleatorio, mientras la duración total de la lista (suma de duraciones de cada track agregado) sea menor o igual a la duración máxima recibida como parámetro o que se hayan agregado todos los tracks disponibles a la playlist. (URL sugerida: POST o PUT /api/playlist, con un que body contenga los datos mencionados). El resultado debe responder con la estructura de la playlist, es decir, el nombre, la duración total, y la lista de tracks incluidos ordenados de mayor a menor según UnitPrice. Además, debe retornar el código 200 o 201 si la operación fue correcta, 204 en caso de que no existan tracks para el id de cliente especificado, que cumplan con el filtro de composer y 404 en caso de que no exista el id de cliente, en los casos de error no se debe crear la playlist.</text:span></text:p>
      <text:p text:style-name="Standard"><text:span text:style-name="T4"/></text:p>
      <text:p text:style-name="Standard"><text:span text:style-name="T4">Obtener todos los Tracks (Pistas o Canciones) dados un cliente (Id de customer) y un artista (id de artista) (URL sugerida: GET:/api/tracks?customerid=&lt;id de cliente&gt;&amp;artistid=&lt;id de artista&gt;). Para ello deberá buscar todos los tracks que estén relacionados a través de un invoice_item con un invoice del cliente enviado como parámetro y filtrarlos por el conjunto de álbumes asociados al artista suministrado</text:span></text:p>
      <text:p text:style-name="Standard"><text:span text:style-name="T4">. El resultado debe informar: TrackId, Name, Segundos y UnitPrice de cada uno de los tracks retornados (se sugiere crear un dto con esta estructura). Se espera que la respuesta tenga código 200 si responde correctamente, 204 si el id de cliente y el artista existen, pero el cliente no posee ningún track del artista y 404 en el caso que no exista el id de cliente.</text:span></text:p>
      <text:p text:style-name="Standard"><text:span text:style-name="T4"/></text:p>
      <text:p text:style-name="Standard"><text:span text:style-name="T4">Crear un nuevo playlist en base a: nombre de la playlist, id de cliente, id de artista y una duración máxima a cubrir. Que agregue tracks comprados por el cliente, del artista especificado hasta cubrir la duración solicitada. Los tracks deben ser agregados a la nueva lista por álbum, es decir primero los que corresponden a un álbum, luego los que corresponden a otro y así hasta agregar todos los tracks disponibles o, mientras la duración total de la lista (suma de duraciones de cada track agregado) sea menor o igual a la duración máxima recibida como parámetro. (URL sugerida: POST o PUT /api/playlist, con un que body contenga los datos mencionados). El resultado debe responder con la estructura de la playlist, es decir, el nombre de la playlist y agregar la duración total (es decir la suma efectiva de segundos de los tracks agregados) y el costo total de la lista (es decir la suma de todos los precios unitarios de todos los tracks agregados) y, finalmente, la lista de tracks incluidos ordenados por álbum. Además, debe retornar el código 200 o 201 si la operación fue correcta, 204 en caso de que no existan tracks para el id de cliente y del artista especificado y 404 en caso de que no exista el id de cliente, en los casos de error no se debe crear la playl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Label_20_1" style:display-name="ListLabel 1" style:family="text"/>
    <style:style style:name="ListLabel_20_2" style:display-name="ListLabel 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3:48:00</meta:creation-date>
    <meta:initial-creator>Felipe Adrian Steffolani</meta:initial-creator>
    <dc:date>2024-09-06T10:35:56.479000000</dc:date>
    <meta:editing-duration>PT5M25S</meta:editing-duration>
    <meta:editing-cycles>3</meta:editing-cycles>
    <meta:generator>LibreOffice/7.5.9.2$Windows_X86_64 LibreOffice_project/cdeefe45c17511d326101eed8008ac4092f278a9</meta:generator>
    <meta:document-statistic meta:table-count="0" meta:image-count="0" meta:object-count="0" meta:page-count="2" meta:paragraph-count="17" meta:word-count="1353" meta:character-count="7956" meta:non-whitespace-character-count="6610"/>
  </office:meta>
</office:document-meta>
</file>